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d63a" officeooo:paragraph-rsid="0011d63a"/>
    </style:style>
    <style:style style:name="P2" style:family="paragraph" style:parent-style-name="Standard">
      <style:paragraph-properties fo:text-align="justify" style:justify-single-word="false"/>
      <style:text-properties officeooo:rsid="0012c77d" officeooo:paragraph-rsid="0012c77d"/>
    </style:style>
    <style:style style:name="P3" style:family="paragraph" style:parent-style-name="Standard">
      <style:paragraph-properties fo:text-align="center" style:justify-single-word="false"/>
      <style:text-properties officeooo:rsid="0012c77d" officeooo:paragraph-rsid="0012c77d"/>
    </style:style>
    <style:style style:name="T1" style:family="text">
      <style:text-properties fo:font-style="italic" officeooo:rsid="0012fdb2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c77d" style:font-style-asian="normal" style:font-style-complex="normal"/>
    </style:style>
    <style:style style:name="T4" style:family="text">
      <style:text-properties fo:font-style="normal" officeooo:rsid="0012fdb2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Proposta</text:span></text:p>
      <text:p text:style-name="P3"><text:span text:style-name="T2"/></text:p>
      <text:p text:style-name="P2"><text:span text:style-name="T2">Caio Cesar</text:span></text:p>
      <text:p text:style-name="P2"><text:span text:style-name="T2">Carlos Silva</text:span></text:p>
      <text:p text:style-name="P2"><text:span text:style-name="T2">Gabriel Zutião</text:span></text:p>
      <text:p text:style-name="P2"><text:span text:style-name="T2">Vinícius Perna</text:span></text:p>
      <text:p text:style-name="P1"><text:span text:style-name="T2"/></text:p>
      <text:p text:style-name="P1"><text:span text:style-name="T2"><text:tab/>A proposta aponta um sistema de gerenciamento para a cantina de uma universidade, possibilitando manusear vendas, estoque e possibilitar pedidos pelos alunos para buscar posteriormente. </text:span><text:span text:style-name="T3">O usuário realiza seu login no sistema com antecedência, verifica o que está disponível para ser pedido (que foi cadastrado pelos administradores) e faz seu pedido para ser retirado após. O sistema possibilitará a manutenção do estoque com bebidas, comidas (lanches, salgados, doces, pratos feitos).</text:span></text:p>
      <text:p text:style-name="P2"><text:span text:style-name="T3"><text:tab/>O </text:span><text:span text:style-name="T2">usuário poderá avaliar o que é vendido deixando um comentário e uma nota de 1 a 5 estrelas.</text:span><text:span text:style-name="T4"> O sistema também teria uma página para os administradores contendo administração do estoque e responder </text:span><text:span text:style-name="T1">feedback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1:32:40.644000000</meta:creation-date>
    <dc:date>2018-11-19T22:17:17.415000000</dc:date>
    <meta:editing-duration>PT4M4S</meta:editing-duration>
    <meta:editing-cycles>1</meta:editing-cycles>
    <meta:document-statistic meta:table-count="0" meta:image-count="0" meta:object-count="0" meta:page-count="1" meta:paragraph-count="7" meta:word-count="114" meta:character-count="752" meta:non-whitespace-character-count="643"/>
    <meta:generator>LibreOffice/6.1.0.3$Windows_X86_64 LibreOffice_project/efb621ed25068d70781dc026f7e9c5187a4decd1</meta:generator>
  </office:meta>
</office:document-meta>
</file>